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language="hsb" fo:country="DE" officeooo:paragraph-rsid="000bb700"/>
    </style:style>
    <style:style style:name="P2" style:family="paragraph" style:parent-style-name="Preformatted_20_Text">
      <style:text-properties officeooo:paragraph-rsid="000bb700"/>
    </style:style>
    <style:style style:name="P3" style:family="paragraph" style:parent-style-name="Preformatted_20_Text">
      <style:paragraph-properties fo:break-before="page"/>
    </style:style>
    <style:style style:name="P4" style:family="paragraph" style:parent-style-name="Preformatted_20_Text">
      <style:text-properties officeooo:paragraph-rsid="000d5fc1"/>
    </style:style>
    <style:style style:name="P5" style:family="paragraph" style:parent-style-name="Preformatted_20_Text">
      <style:text-properties fo:language="hsb" fo:country="DE" officeooo:paragraph-rsid="000d5fc1"/>
    </style:style>
    <style:style style:name="P6" style:family="paragraph" style:parent-style-name="Preformatted_20_Text">
      <style:text-properties officeooo:paragraph-rsid="000d5fc1" fo:background-color="transparent"/>
    </style:style>
    <style:style style:name="P7" style:family="paragraph" style:parent-style-name="Preformatted_20_Text">
      <style:text-properties officeooo:paragraph-rsid="000e4d30"/>
    </style:style>
    <style:style style:name="P8" style:family="paragraph" style:parent-style-name="Preformatted_20_Text">
      <style:text-properties officeooo:paragraph-rsid="000f66b6"/>
    </style:style>
    <style:style style:name="P9" style:family="paragraph" style:parent-style-name="Preformatted_20_Text">
      <style:text-properties fo:language="hsb" fo:country="DE" officeooo:paragraph-rsid="000f66b6"/>
    </style:style>
    <style:style style:name="P10" style:family="paragraph" style:parent-style-name="Preformatted_20_Text">
      <style:text-properties officeooo:paragraph-rsid="0010e176"/>
    </style:style>
    <style:style style:name="T1" style:family="text">
      <style:text-properties fo:language="hsb" fo:country="DE"/>
    </style:style>
    <style:style style:name="T2" style:family="text">
      <style:text-properties officeooo:rsid="000bb700"/>
    </style:style>
    <style:style style:name="T3" style:family="text">
      <style:text-properties officeooo:rsid="0013c43d"/>
    </style:style>
    <style:style style:name="T4" style:family="text">
      <style:text-properties style:font-name="Liberation Mono" officeooo:rsid="0013c43d" style:font-name-asian="Noto Sans Mono CJK SC" style:font-name-complex="Liberation Mono"/>
    </style:style>
    <style:style style:name="T5" style:family="text">
      <style:text-properties fo:language="hsb" fo:country="DE" officeooo:rsid="000bb700"/>
    </style:style>
    <style:style style:name="T6" style:family="text">
      <style:text-properties officeooo:rsid="00157458"/>
    </style:style>
    <style:style style:name="T7" style:family="text">
      <style:text-properties officeooo:rsid="001752e1"/>
    </style:style>
    <style:style style:name="T8" style:family="text">
      <style:text-properties officeooo:rsid="0017ff54"/>
    </style:style>
    <style:style style:name="T9" style:family="text">
      <style:text-properties officeooo:rsid="000d5fc1"/>
    </style:style>
    <style:style style:name="T10" style:family="text">
      <style:text-properties officeooo:rsid="001928ee"/>
    </style:style>
    <style:style style:name="T11" style:family="text">
      <style:text-properties officeooo:rsid="000f66b6"/>
    </style:style>
    <style:style style:name="T12" style:family="text">
      <style:text-properties fo:language="hsb" fo:country="DE" officeooo:rsid="000f66b6"/>
    </style:style>
    <style:style style:name="T13" style:family="text">
      <style:text-properties style:font-name="Liberation Mono" officeooo:rsid="001928ee" style:font-name-asian="Noto Sans Mono CJK SC" style:font-name-complex="Liberation Mono"/>
    </style:style>
    <style:style style:name="T14" style:family="text">
      <style:text-properties officeooo:rsid="001adda8"/>
    </style:style>
    <style:style style:name="T15" style:family="text">
      <style:text-properties style:font-name="Liberation Mono" officeooo:rsid="001adda8" style:font-name-asian="Noto Sans Mono CJK SC" style:font-name-complex="Liberation Mono"/>
    </style:style>
    <style:style style:name="T16" style:family="text">
      <style:text-properties officeooo:rsid="001be434"/>
    </style:style>
    <style:style style:name="T17" style:family="text">
      <style:text-properties officeooo:rsid="0010e176"/>
    </style:style>
    <style:style style:name="T18" style:family="text">
      <style:text-properties officeooo:rsid="001cfa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/></text:p>
      <text:p text:style-name="Preformatted_20_Text">%----------------------------------- </text:p>
      <text:p text:style-name="Preformatted_20_Text">% https://digital.slub-dresden.de/data/kitodo/BibltojeZ_478590679/BibltojeZ_478590679_tif/jpegs/00001615.tif.large.jpg </text:p>
      <text:p text:style-name="Preformatted_20_Text">%----------------------------------------------------------- </text:p>
      <text:p text:style-name="Preformatted_20_Text"/>
      <text:p text:style-name="P1">%----------------------------------- </text:p>
      <text:p text:style-name="P1"/>
      <text:p text:style-name="P2"><text:span text:style-name="T1">kapitl((</text:span>Druhi list swj. japoštoła Pawoła na Timoteja.<text:span text:style-name="T2">))</text:span></text:p>
      <text:p text:style-name="P2"/>
      <text:p text:style-name="P2"><text:span text:style-name="T2">staw((</text:span>Prěni staw.<text:span text:style-name="T2">))</text:span></text:p>
      <text:p text:style-name="P2"/>
      <text:p text:style-name="P2"><text:span text:style-name="T2">detail((</text:span>Napominanje k wobstajnosći na čistej wučbje w přesćěhanju.<text:span text:style-name="T2">))</text:span></text:p>
      <text:p text:style-name="P2"/>
      <text:p text:style-name="P1">%----------------------------------- </text:p>
      <text:p text:style-name="P1"/>
      <text:p text:style-name="P2">1. Pawoł, japoštoł Jezom Chrysta přez Božu wolu, po slubje teho žiwjenja w Chrystusu Jezusu: <text:span text:style-name="T2">ref((</text:span>St. 2, 10.<text:span text:style-name="T2">))</text:span> </text:p>
      <text:p text:style-name="P2"/>
      <text:p text:style-name="P2">2. Mojemu lubemu synej Timotejej budź hnada, smilnosć, měr wot Boha Wótca a Chrystusa Jezusa, našeho Knjeza! <text:span text:style-name="T2">ref((</text:span>1 Kor. 7, 25.<text:span text:style-name="T2">))</text:span> </text:p>
      <text:p text:style-name="Preformatted_20_Text"/>
      <text:p text:style-name="P2">3. Ja so Bohu dźakuju, kotremuž słužu wot mojich wótcow hew w čistym swědomnju, tak zo ja njep<text:span text:style-name="T3">ř</text:span>e<text:span text:style-name="T3">s</text:span>tanu će wopomnić w mojej modlitwje w nocy a wodnjo; <text:span text:style-name="T2">ref((</text:span>Jap. zk. 24, 16. St. 23, 1. Rom. 1, 8. 9.<text:span text:style-name="T2">))</text:span></text:p>
      <text:p text:style-name="P2"/>
      <text:p text:style-name="P2"/>
      <text:p text:style-name="P2"/>
      <text:p text:style-name="P3"><text:s/></text:p>
      <text:p text:style-name="Preformatted_20_Text">%----------------------------------- </text:p>
      <text:p text:style-name="Preformatted_20_Text">% https://digital.slub-dresden.de/data/kitodo/BibltojeZ_478590679/BibltojeZ_478590679_tif/jpegs/00001616.tif.large.jpg </text:p>
      <text:p text:style-name="Preformatted_20_Text">%----------------------------------------------------------- </text:p>
      <text:p text:style-name="Preformatted_20_Text"/>
      <text:p text:style-name="Preformatted_20_Text">4. A žadam sebi, zo bych će wohladał, hdyž spomnju na twoje sylzy, zo bych z wjesołosću napjelnjeny był; </text:p>
      <text:p text:style-name="Preformatted_20_Text"/>
      <text:p text:style-name="P2">5. A dopomnju so teje praweje čisteje wěry w tebi, kotraž prjedy je bydliła w twojej wowi Loidźe a w twojej maćeri Eunizy; sym pak wěsty, zo tež w tebi. <text:span text:style-name="T2">ref((</text:span>Jap. zt. 16, 1.<text:span text:style-name="T2">))</text:span> </text:p>
      <text:p text:style-name="Preformatted_20_Text"/>
      <text:p text:style-name="P2">6. Teho dla će napominam, zo by tón dar Boži zbudźił, kotryž w tebi je, přez nakładźenje mojeju rukow. <text:span text:style-name="T2">ref((</text:span>1 Thes. 5, 19. 1 Tim. 4, 14.<text:span text:style-name="T2">))</text:span></text:p>
      <text:p text:style-name="P2"/>
      <text:p text:style-name="P1">%----------------------------------- </text:p>
      <text:p text:style-name="P1"/>
      <text:p text:style-name="P2"><text:span text:style-name="T2">detail((</text:span>Tekst na 2. swjedźeń swjatkow. IV.<text:span text:style-name="T2">))</text:span></text:p>
      <text:p text:style-name="Preformatted_20_Text"/>
      <text:p text:style-name="P1">%----------------------------------- </text:p>
      <text:p text:style-name="P1"/>
      <text:p text:style-name="P2">7. Přetož <text:span text:style-name="T4">[</text:span>Bóh nam dał njeje ducha teje bojosće, ale teje mocy a lubosće a <text:span text:style-name="T3">s</text:span>troweje mysle.<text:span text:style-name="T4">]</text:span> <text:span text:style-name="T2">ref((</text:span>Rom. 8, 15.<text:span text:style-name="T2">))</text:span></text:p>
      <text:p text:style-name="P2"/>
      <text:p text:style-name="P2">8. Teho dla njehanibuj so teho swědčenja našeho Knjeza, ani mje, kiž jeho zwjazany sym; ale će<text:span text:style-name="T3">rp</text:span> tež zo mnu na epangeliju po Božej mocy, <text:span text:style-name="T2">ref((</text:span>Rom. 1, 16.<text:span text:style-name="T2">))</text:span> </text:p>
      <text:p text:style-name="Preformatted_20_Text"/>
      <text:p text:style-name="P2">9. Kotryž nas zbóžnych je sčinił a powołał ze swjatym powołanjom, nic po našich skutkach, ale po swojim na<text:span text:style-name="T3">s</text:span>tajenju a po tej hnadźe, kotraž nam data je w Chrystusu Jezusu před časom teho swěta, <text:span text:style-name="T2">ref((</text:span>Eph. 1, 3. 4. Tit. 3, 5. Rom. 16, 25. Eph. 3, 9. Kol. 1, 26.<text:span text:style-name="T2">))</text:span></text:p>
      <text:p text:style-name="Preformatted_20_Text"/>
      <text:p text:style-name="P2">10. Nětk pak je so zjawnje wopokazała přez to zjewjenje našeho zbóžnika Jezom Chrysta, kiž je smjerći móc wzał, žiwjenje pak a njezachodno<text:span text:style-name="T3">s</text:span>ć na swětło přinjesł přez to ewangelion, <text:span text:style-name="T2">ref((</text:span>Rom. 16, 25. 26. 1 Kor. 15, 55. Hebr. 2, 14. Jez. 25, 8. Hoz. 13, 14.<text:span text:style-name="T2">))</text:span></text:p>
      <text:p text:style-name="Preformatted_20_Text"/>
      <text:p text:style-name="P2">11. Na kotrež ja postajeny sym za prědarja a za japoštoła a za wučerja tych pohanow. <text:span text:style-name="T2">Ref((</text:span><text:span text:style-name="T3">1 </text:span>Kor. 1, 17. 1 Ti<text:span text:style-name="T3">m.</text:span> 2, 7.<text:span text:style-name="T2">))</text:span></text:p>
      <text:p text:style-name="P2"><text:s/></text:p>
      <text:p text:style-name="Preformatted_20_Text">12. Teje wěcy dla tež tuto ćerpju; ale so ničo njehanibuju, přetož ja wěm, komu ja wěrił sym, a sym wěsty, zo wón mócny je, mój wotkład wobarnować hač do tamneho dnja. </text:p>
      <text:p text:style-name="Preformatted_20_Text"/>
      <text:p text:style-name="P2">13. Dźerž při tym napismje tych strowych słowow, kotrež wote mnje słyšał sy, wot teje wěry a lubosće w Chrystusu Jezusu; <text:span text:style-name="T2">ref((</text:span>Tit. 2, 1.<text:span text:style-name="T2">))</text:span></text:p>
      <text:p text:style-name="P2"/>
      <text:p text:style-name="Preformatted_20_Text">14. Tón krasny wotkład za<text:span text:style-name="T3">c</text:span>howaj přez swjateho Ducha, kiž w nas bydli. </text:p>
      <text:p text:style-name="Preformatted_20_Text"/>
      <text:p text:style-name="Preformatted_20_Text">15. Ty wo tym wěš, zo su so wote mnje wobroćili wšitcy, kiž su we Aziskej, bjez kotrymiž staj Phigellus a Hermogenes. </text:p>
      <text:p text:style-name="Preformatted_20_Text"/>
      <text:p text:style-name="P2">16. Tón Knjez daj smilnosć Oneziphorowemu domu,zo mje husto je wokřewił a njeje so mojich rjećazow hańbował; <text:span text:style-name="T2">ref((</text:span>St. 4, 19.<text:span text:style-name="T2">))</text:span> </text:p>
      <text:p text:style-name="Preformatted_20_Text"/>
      <text:p text:style-name="Preformatted_20_Text">17. Haj, jako wón w Romje běše, pytaše wón mje swěru a namaka mje. </text:p>
      <text:p text:style-name="Preformatted_20_Text"/>
      <text:p text:style-name="Preformatted_20_Text">18. Njech jemu tón Knjez da, zo by smilnosć namakał pola teho Knjeza na tamnym dnju; tež ty najlěpje wěš, kak wjele wón mi we Ephezu je słužił. </text:p>
      <text:p text:style-name="Preformatted_20_Text"/>
      <text:p text:style-name="Preformatted_20_Text"/>
      <text:p text:style-name="Preformatted_20_Text"><text:soft-page-break/></text:p>
      <text:p text:style-name="P1">%----------------------------------- </text:p>
      <text:p text:style-name="P2"><text:span text:style-name="T1"/></text:p>
      <text:p text:style-name="P2"><text:span text:style-name="T5">staw((</text:span>2. staw.<text:span text:style-name="T2">))</text:span></text:p>
      <text:p text:style-name="P2"/>
      <text:p text:style-name="P2"><text:span text:style-name="T2">detail((</text:span>Timotejowa swěrnosć w zastojństwje; trošt w ćerpjenju. Někotre złósće, kotrychž so mamy zdalować.<text:span text:style-name="T2">))</text:span></text:p>
      <text:p text:style-name="Preformatted_20_Text"/>
      <text:p text:style-name="P1">%----------------------------------- </text:p>
      <text:p text:style-name="P1"/>
      <text:p text:style-name="Preformatted_20_Text">1. Teho dla ty, mój syno, posylń so přez tu hnadu w Chrystusu Jezusu; </text:p>
      <text:p text:style-name="Preformatted_20_Text"/>
      <text:p text:style-name="P2">2. A štož wote mnje słyšał sy přez wjele swědkow, to poruč swěrnym ludźom, kotřiž bychu dostojni byli tež druhich nawučić. <text:span text:style-name="T2">ref((</text:span>St. 1, 13. 1 Tim. 3, 2.<text:span text:style-name="T2">))</text:span></text:p>
      <text:p text:style-name="P2"/>
      <text:p text:style-name="P2">3. Dha p<text:span text:style-name="T6">ř</text:span>eće<text:span text:style-name="T6">rp</text:span> złe jako dobry wojak Jezom Chrysta. <text:span text:style-name="T2">ref((</text:span>St. 1, <text:span text:style-name="T6">8</text:span>. St. 4, 5.<text:span text:style-name="T2">))</text:span> </text:p>
      <text:p text:style-name="Preformatted_20_Text"/>
      <text:p text:style-name="Preformatted_20_Text">4. Žadyn, kotryž za wojaka słuži, njepleće so do wšelkeho dźěła teje žiwnosće, zo by so temu, wot kotrehož za wojaka je horje wzaty, spodobał. </text:p>
      <text:p text:style-name="Preformatted_20_Text"/>
      <text:p text:style-name="P2">5. A hdyž so štó bědźi, dha wšak krónowany njebudźe, chiba zo so prawje je bědźił. <text:span text:style-name="T2">ref((</text:span>St. 4, 8<text:span text:style-name="T2">))</text:span></text:p>
      <text:p text:style-name="P2"/>
      <text:p text:style-name="P3"><text:s/></text:p>
      <text:p text:style-name="Preformatted_20_Text">%----------------------------------- </text:p>
      <text:p text:style-name="Preformatted_20_Text">% https://digital.slub-dresden.de/data/kitodo/BibltojeZ_478590679/BibltojeZ_478590679_tif/jpegs/00001617.tif.large.jpg </text:p>
      <text:p text:style-name="Preformatted_20_Text">%----------------------------------------------------------- </text:p>
      <text:p text:style-name="P2"><text:s/></text:p>
      <text:p text:style-name="Preformatted_20_Text">6. Rólnik, kiž so prócuje, ma prěńše płody wužiwać. </text:p>
      <text:p text:style-name="Preformatted_20_Text"/>
      <text:p text:style-name="Preformatted_20_Text">7. Wopomi, štož ja praju! Tón Knjez pak daj ći rozum na wšitko. </text:p>
      <text:p text:style-name="Preformatted_20_Text"/>
      <text:p text:style-name="P2">8. Měj w pomjatku Jezom Chrysta, kiž je horje stanył wot morwych a je so narodźił ze symjenja Da<text:span text:style-name="T7">w</text:span>i<text:span text:style-name="T7">d</text:span>oweho, po mojim ewangeliju, <text:span text:style-name="T2">ref((</text:span>1 Kor. 15, 4. 20. 2 Sam. 7, 12.<text:span text:style-name="T2">))</text:span></text:p>
      <text:p text:style-name="Preformatted_20_Text"/>
      <text:p text:style-name="P2">9. Při kotrymž ja złe p<text:span text:style-name="T7">ř</text:span>eće<text:span text:style-name="T7">r</text:span>pju hač do zwjazkow jako złóstnik; ale Bože słowo njeje zwjazane.</text:p>
      <text:p text:style-name="P2"><text:s/></text:p>
      <text:p text:style-name="P2">10. Teho dla znjesu ja wšitko tych wuzwolenych dla, zo bychu tež woni zbóžnosć dóstali w Chrystusu Jezusu z wěčnej krasnosću. <text:span text:style-name="T2">ref((</text:span>Kol. 1, 24.<text:span text:style-name="T2">))</text:span> </text:p>
      <text:p text:style-name="Preformatted_20_Text"/>
      <text:p text:style-name="P2">11. To je zawěsće wěrno: Jeli zo my z nim wumrjemy, dha z nim tež žiwi budźemy; <text:span text:style-name="T2">ref((</text:span>Rom. 6, 5. St. 8, 17. 1 Pětr. 4, 13.<text:span text:style-name="T2">))</text:span></text:p>
      <text:p text:style-name="Preformatted_20_Text"/>
      <text:p text:style-name="P2">12. Jeli zo my p<text:span text:style-name="T7">ř</text:span>eće<text:span text:style-name="T7">r</text:span>pimy, dha budźemy tež z nim knježić; jeli zo my jeho zaprěmy, dha wón tež nas zaprěć budźe; <text:span text:style-name="T2">ref((</text:span>Mat. 10, 33. Luk. 9, 26 <text:span text:style-name="T7">x</text:span>.<text:span text:style-name="T2">))</text:span> </text:p>
      <text:p text:style-name="Preformatted_20_Text"/>
      <text:p text:style-name="P2">13. Jeli zo my njewěrimy, dha wón wšak swěrny wostanje: Wón so sam zaprěć njemóže. <text:span text:style-name="T2">ref((</text:span>Rom. 3, 3. 4 Mójz. 23, 19.<text:span text:style-name="T2">))</text:span> </text:p>
      <text:p text:style-name="Preformatted_20_Text"/>
      <text:p text:style-name="P2">14. Na to jim spomń a wobswědč před Knjezowym wobličom, zo bychu so słowow dla njewadźili, kotrež k ničom<text:span text:style-name="T7">n</text:span>u wužitne njeje, chiba k zamylenju tych, kiž posłuchaju. <text:span text:style-name="T2">ref((</text:span>Tit. 3, 9. 1 Tim. 6, 4.<text:span text:style-name="T2">))</text:span></text:p>
      <text:p text:style-name="Preformatted_20_Text"/>
      <text:p text:style-name="Preformatted_20_Text">15. Prócuj so, zo sam so Bohu wopokažeš jako prawy dźěłaćer, kiž by so njetrjebał zahanibować a kiž by derje rozdźělił to słowo teje prawdy. </text:p>
      <text:p text:style-name="Preformatted_20_Text"/>
      <text:p text:style-name="P2">16. Teho njeswjateho prózdneho baća so wostaj; přetož wone wjele pomha k bje<text:span text:style-name="T7">z</text:span>bóžno<text:span text:style-name="T7">s</text:span>ći, <text:span text:style-name="T2">ref((</text:span>1 Tim. 4, 7. St. 6, 20. Tit. 1, 14.<text:span text:style-name="T2">))</text:span> </text:p>
      <text:p text:style-name="Preformatted_20_Text"/>
      <text:p text:style-name="P2">17. A tajkich njebolakow słowo žerje wokoło so jako rak, bjez kotrymiž staj Himen a Philet, <text:span text:style-name="T2">ref((</text:span>1 Tim.1, 20.<text:span text:style-name="T2">))</text:span> </text:p>
      <text:p text:style-name="Preformatted_20_Text"/>
      <text:p text:style-name="P2">18. Kotrajž so nimo wěrnosće staj zabłudźiłaj a prajitaj, zo horjestawanje so hižom je stało, a staj někotrych wěru p<text:span text:style-name="T7">ř</text:span>ewróćiłaj. <text:span text:style-name="T2">ref((</text:span>1 Tim. 6, 21.<text:span text:style-name="T2">))</text:span> </text:p>
      <text:p text:style-name="Preformatted_20_Text"/>
      <text:p text:style-name="P2">19. Ale to twjerde załoženje Bože wobsteji a ma tón zygl: Tón Knjez znaje swojich; a: njech wotstupi wot njeprawdosće, štóž mjenuje to mjeno Chrystusowe. <text:span text:style-name="T2">ref((</text:span>P<text:span text:style-name="T7">s</text:span>. 1, 6. Mat. 7, 23.<text:span text:style-name="T2">))</text:span></text:p>
      <text:p text:style-name="Preformatted_20_Text"/>
      <text:p text:style-name="Preformatted_20_Text">20. We wulkim domje pak njejsu jeno złote a slěborne sudobja, ale tež drjewjane a hlinjane; a někotre su k česći, druhe pak k nječesći. </text:p>
      <text:p text:style-name="Preformatted_20_Text"/>
      <text:p text:style-name="P2">21. Štóž so teho dla sam wučisći wot tajkich ludźi, tón budźe sudobjo k česći swjećene a wužitne hospodarjej a k wšemu dobremu skutku přihotowane.</text:p>
      <text:p text:style-name="P2"><text:s/></text:p>
      <text:p text:style-name="P2">22. Wostaj so tež tych lóšto teje młodosće; ćě<text:span text:style-name="T7">r</text:span> pak za prawdosću, za wěru, za lubosću, za měrom z tymi, kiž so k temu Knjezej wołaju z čistej wutrobu. <text:span text:style-name="T2">ref((</text:span>1 Tim. 6, 11.<text:span text:style-name="T2">))</text:span></text:p>
      <text:p text:style-name="Preformatted_20_Text"/>
      <text:p text:style-name="P2">23. Ale zaćisń hłupe a nje<text:span text:style-name="T7">k</text:span>mane woprašowanja; přetož ty wěš, zo wone zwadu porodźa. <text:span text:style-name="T2">Ref((</text:span>1 Tim. 4, 7. Tit. 3, 9. 1 Tim. 6, 4.<text:span text:style-name="T2">))</text:span></text:p>
      <text:p text:style-name="P2"/>
      <text:p text:style-name="P2"><text:s/></text:p>
      <text:p text:style-name="P4"><text:soft-page-break/>24. Knjezowy wotročk pak njedyrbi zwadniwy być, ale łahodny přećiwo kóždemu, wu<text:span text:style-name="T8">s</text:span>taty na wučenje, <text:span text:style-name="T8">s</text:span>će<text:span text:style-name="T8">r</text:span>pny k p<text:span text:style-name="T8">ř</text:span>enošenju tych złych, <text:span text:style-name="T2">ref((</text:span>Tit. 1, 7—9.<text:span text:style-name="T9">))</text:span></text:p>
      <text:p text:style-name="P4"/>
      <text:p text:style-name="P4">25. Kiž w ćichosći by tych ro<text:span text:style-name="T8">z</text:span>wučił, kiž so přećiwja, hdy by jim něhdy Bóh chcył pokutu dać, zo bychu prawdu póznali, <text:span text:style-name="T2">ref((</text:span>St. 4, 2.<text:span text:style-name="T9">))</text:span> </text:p>
      <text:p text:style-name="Preformatted_20_Text"/>
      <text:p text:style-name="Preformatted_20_Text">26. A so zaso wu<text:span text:style-name="T8">s</text:span>trózbili ze zwjazkow teho čerta, wot kotrehož woni jeći su k jeho woli. </text:p>
      <text:p text:style-name="Preformatted_20_Text"/>
      <text:p text:style-name="Preformatted_20_Text"/>
      <text:p text:style-name="P5">%----------------------------------- </text:p>
      <text:p text:style-name="P4"><text:span text:style-name="T1"/></text:p>
      <text:p text:style-name="P6"><text:span text:style-name="T5">staw((</text:span>3. Staw.<text:span text:style-name="T9">))</text:span></text:p>
      <text:p text:style-name="P4"/>
      <text:p text:style-name="P4"><text:span text:style-name="T9">detail((</text:span>Wo surowosći poslenich časow a krasnym wužitku Božeho pisma.<text:span text:style-name="T9">))</text:span></text:p>
      <text:p text:style-name="P4"/>
      <text:p text:style-name="P5">%----------------------------------- </text:p>
      <text:p text:style-name="P4"><text:span text:style-name="T1"/></text:p>
      <text:p text:style-name="P4">1. To pak dyrbiš wjedźić, zo w poslenich dnjach budźa ćežke časy na<text:span text:style-name="T10">s</text:span>tać; <text:span text:style-name="T2">ref((</text:span>1 Tim. 4, 1.<text:span text:style-name="T9">))</text:span></text:p>
      <text:p text:style-name="Preformatted_20_Text"/>
      <text:p text:style-name="P7">2. Přetož ludźo budźa, kotřiž sami so <text:span text:style-name="T10">l</text:span>ubuja, su lakomni na pjenjezy, wysokeje mysle, hordźi, leztrarjo, staršim njeposłušni, njedźakomni, njeswjeći, </text:p>
      <text:p text:style-name="P7"/>
      <text:p text:style-name="P7"/>
      <text:p text:style-name="P3"><text:s/></text:p>
      <text:p text:style-name="Preformatted_20_Text">%----------------------------------- </text:p>
      <text:p text:style-name="Preformatted_20_Text">% https://digital.slub-dresden.de/data/kitodo/BibltojeZ_478590679/BibltojeZ_478590679_tif/jpegs/00001618.tif.large.jpg </text:p>
      <text:p text:style-name="Preformatted_20_Text">%----------------------------------------------------------- </text:p>
      <text:p text:style-name="Preformatted_20_Text"/>
      <text:p text:style-name="Preformatted_20_Text">3. Kiž su bjez p<text:span text:style-name="T10">ř</text:span>irodźeneje lubosće, njezjednoćiwi, čertowscy, njehanibići, dźiwi, njedobri, </text:p>
      <text:p text:style-name="Preformatted_20_Text"/>
      <text:p text:style-name="Preformatted_20_Text">4. P<text:span text:style-name="T10">ř</text:span>eradni<text:span text:style-name="T10">c</text:span>y, nahłi, nadući, kiž lóšty wja<text:span text:style-name="T10">c</text:span>y lubuja <text:span text:style-name="T10">h</text:span>dyžli Boha; </text:p>
      <text:p text:style-name="Preformatted_20_Text"/>
      <text:p text:style-name="P8">5. Kiž su na zdaće bohabojazni, ale móc teje bohabojosće zapru. A tych so zdaluj! <text:span text:style-name="T2">ref((</text:span>Tit. 1, 16.<text:span text:style-name="T11">))</text:span></text:p>
      <text:p text:style-name="Preformatted_20_Text"/>
      <text:p text:style-name="P8">6. Přetož wot tajkich su, kiž so tam a sem do <text:span text:style-name="T10">c</text:span>hěžow sunja a wjedu te žónki jate, kotrež z hrěchami su wobćežene a přez wšelke požadanje hnate, <text:span text:style-name="T2">ref((</text:span>Ti<text:span text:style-name="T10">t</text:span>. 1, 11.<text:span text:style-name="T11">))</text:span></text:p>
      <text:p text:style-name="P8"/>
      <text:p text:style-name="P8">7. Kotrež přeco wuknu a wšak nihdy do póznaća teje prawdy přińć njemóža. <text:span text:style-name="T2">ref((</text:span>1 Tim. 2, 4.<text:span text:style-name="T11">))</text:span></text:p>
      <text:p text:style-name="P8"/>
      <text:p text:style-name="P8">8. <text:span text:style-name="T10">Z</text:span> runym wašnjom pak, jako Jannes a Jambres so Mójzasej p<text:span text:style-name="T10">ř</text:span>ećiwištaj, tak tež tajcy so přećiwja tej wěrnosći; su ludźo <text:span text:style-name="T10">s</text:span>kaženeho rozuma a su njedostojni k wěrje. <text:span text:style-name="T2">ref((</text:span>2 Mójz. 7, 11. 22.<text:span text:style-name="T11">))</text:span> </text:p>
      <text:p text:style-name="Preformatted_20_Text"/>
      <text:p text:style-name="Preformatted_20_Text">9. Ale jim so dale tak derje njepóńdźe; přetož jich wrótno<text:span text:style-name="T10">s</text:span>ć budźe kóždemu zjawna, jako tež tamneju bě. </text:p>
      <text:p text:style-name="Preformatted_20_Text"/>
      <text:p text:style-name="P8">10. Ty sy pak šoł po mojej wučbje, wašnju, mysli, wěrje, ćichomno<text:span text:style-name="T10">s</text:span>ći, lubosći, sćerpliwosći, <text:span text:style-name="T2">ref((</text:span>1 Tim. 4, 6.<text:span text:style-name="T11">))</text:span> </text:p>
      <text:p text:style-name="Preformatted_20_Text"/>
      <text:p text:style-name="P8">11. Přesćěhanju a ćerpjenju, kotrež su mje trjechiłe we Antiochii, we Jkonii, w Lyztrach, kotrež přesćěhanje tam p<text:span text:style-name="T10">ř</text:span>eće<text:span text:style-name="T10">r</text:span>pich; a ze wšitkeho teho je mje tón Knjez wumóhł. <text:span text:style-name="T2">ref((</text:span>Jap. zk. 13, 50. St. 14, 2. 19. 22.<text:span text:style-name="T11">))</text:span></text:p>
      <text:p text:style-name="P8"><text:s/></text:p>
      <text:p text:style-name="P8">12. A wšitcy tež, kotřiž chcedźa bohabojazne žiwjenje wjesć w Chrystusu Jezusu, dyrbjap<text:span text:style-name="T10">ř</text:span>e<text:span text:style-name="T10">sa</text:span>ćěhanje ćerpić. <text:span text:style-name="T2">ref((</text:span>Mat. 16, 24. Jap. zk. 14, 22.<text:span text:style-name="T11">))</text:span></text:p>
      <text:p text:style-name="P8"><text:s/></text:p>
      <text:p text:style-name="Preformatted_20_Text">13. <text:span text:style-name="T10">Z</text:span>e złymi ludźimi pak a ze zawjednikami je přeco dale hórje: zawjedu a budźa zawjedźeni. </text:p>
      <text:p text:style-name="Preformatted_20_Text"/>
      <text:p text:style-name="P8">14. Ale ty wostań při tym, štož sy nawuknył a tebi je dowěrjene; přetož ty wěš, wot koho sy wuknył. </text:p>
      <text:p text:style-name="P8"/>
      <text:p text:style-name="P9">%----------------------------------- </text:p>
      <text:p text:style-name="P8"><text:span text:style-name="T1"/></text:p>
      <text:p text:style-name="P8"><text:span text:style-name="T12">detail((</text:span>Tekst na 6. njedźelu po swj. Trojicy. IV.<text:span text:style-name="T11">))</text:span></text:p>
      <text:p text:style-name="P8"/>
      <text:p text:style-name="P9">%----------------------------------- </text:p>
      <text:p text:style-name="P8"><text:span text:style-name="T1"/></text:p>
      <text:p text:style-name="P8">15. A <text:span text:style-name="T13">[</text:span>dokel<text:span text:style-name="T10">ž</text:span> wot mało<text:span text:style-name="T10">s</text:span>će swjate pismo wěš, móže to same će ro<text:span text:style-name="T10">z</text:span>wučić k zbóžnosći, přez wěru do Chrystusa Jezusa. <text:span text:style-name="T2">ref((</text:span><text:span text:style-name="T10">R</text:span>om. 1, 1<text:span text:style-name="T10">6.</text:span><text:span text:style-name="T11">))</text:span></text:p>
      <text:p text:style-name="Preformatted_20_Text"/>
      <text:p text:style-name="P8">16. Přetož wšitko pismo, přez Bože nadunjenje date, je wužitne k wučenju, k dowjedźenju, k swarjenju, k polěpšenju w prawdosći; <text:span text:style-name="T2">ref((</text:span>2 Pětr. 1, 19—21. Rom. 15, 4.<text:span text:style-name="T11">))</text:span></text:p>
      <text:p text:style-name="P8"/>
      <text:p text:style-name="P8">17. <text:span text:style-name="T14">Z</text:span>o by Boži čłowjek dokonjany był, k wšemu dobremu skutku hotowy.<text:span text:style-name="T15">]</text:span> <text:span text:style-name="T2">ref((</text:span>St. 2, 21.<text:span text:style-name="T11">))</text:span></text:p>
      <text:p text:style-name="P8"/>
      <text:p text:style-name="P9">%----------------------------------- </text:p>
      <text:p text:style-name="P8"><text:s/></text:p>
      <text:p text:style-name="P8"><text:span text:style-name="T11">staw((</text:span>4. Staw.<text:span text:style-name="T11">))</text:span></text:p>
      <text:p text:style-name="P8"><text:soft-page-break/></text:p>
      <text:p text:style-name="P8"><text:span text:style-name="T11">detail((</text:span>W prěda<text:span text:style-name="T16">rs</text:span>kim zastojństwje su dobri zastojnicy, kiž na druhich kedźbuja, nuzni. Pawoła bědźenje a króna.<text:span text:style-name="T11">))</text:span></text:p>
      <text:p text:style-name="P8"><text:s/></text:p>
      <text:p text:style-name="P9">%----------------------------------- </text:p>
      <text:p text:style-name="P8"><text:span text:style-name="T1"/></text:p>
      <text:p text:style-name="P10">1. Teho dla wobswědču ja před Bohom a před tym Knjezom Chrystusom, kiž sudźić budźe žiwych a morwych, w swojim zjewjenju a w swojim kralestwje: <text:span text:style-name="T2">ref((</text:span>Jap. z<text:span text:style-name="T16">k</text:span>. 10, <text:span text:style-name="T16">42.</text:span> 2 Thes. 1, 7. 8. St. 2, 8. Jap. zk. 17, 31. Rom. 14, 9. 2 Kor. 5, 10. Mat. 25, 31. Jan. 5, 27.<text:span text:style-name="T17">))</text:span></text:p>
      <text:p text:style-name="P10"/>
      <text:p text:style-name="P10">2. Prěduj to słowo, njep<text:span text:style-name="T16">ř</text:span>e<text:span text:style-name="T16">s</text:span>tań, njech je čas abo nječas, swa<text:span text:style-name="T16">r</text:span>, hrož, napominaj ze wšej sćerpnosću a wučbu. <text:span text:style-name="T2">ref((</text:span>Jez. 58, 1.<text:span text:style-name="T17">))</text:span></text:p>
      <text:p text:style-name="P10"><text:s/></text:p>
      <text:p text:style-name="Preformatted_20_Text">3. Přetož čas přińdźe, w kotrymž <text:span text:style-name="T16">s</text:span>trowu wučbu znjesć njebudźa, ale po samych swojich žadosćach budźa sami sebi wu<text:span text:style-name="T16">č</text:span>erjow nahromadźić, za tym, hač jim wuši budźetej swje<text:span text:style-name="T16">r</text:span>bić; </text:p>
      <text:p text:style-name="Preformatted_20_Text"/>
      <text:p text:style-name="P10">4. A budźa wuši wot prawdy wotwróćić a so k basničkam wobroćić. <text:span text:style-name="T2">ref((</text:span>1 Tim. 4, 7.<text:span text:style-name="T17">))</text:span></text:p>
      <text:p text:style-name="P10"><text:s/></text:p>
      <text:p text:style-name="Preformatted_20_Text">5. Ty pak wachuj we wšěm; p<text:span text:style-name="T16">ř</text:span>eć<text:span text:style-name="T16">ěr</text:span> złe, čiń dźěło e<text:span text:style-name="T16">w</text:span>angel<text:span text:style-name="T16">s</text:span>keho prědarja, dopjelń swoju słužbu swěru. </text:p>
      <text:p text:style-name="Preformatted_20_Text"/>
      <text:p text:style-name="P10">6. Přetož ja budu hižom woprowany a čas mojeho woteńdźenja je blisko. <text:span text:style-name="T2">ref((</text:span>Phil. 2, 17.<text:span text:style-name="T17">))</text:span></text:p>
      <text:p text:style-name="P10"/>
      <text:p text:style-name="P10">7. Ja sym so dobre bědźenje bědźił, ja sym doběhał, ja sym wěru dźeržał. <text:span text:style-name="T2">ref((</text:span>1 Kor. 9, 24. 25.<text:span text:style-name="T17">))</text:span></text:p>
      <text:p text:style-name="P10"/>
      <text:p text:style-name="P10">8. Na to je mi wotpołožena króna teje prawdosće, kotruž mi tón Knjez na tamnym dnju, tón prawy sudnik, podać budźe, nic pak mi samemu, ale tež wšitkim, kiž jeho zjewjenje lubuja. <text:span text:style-name="T2">ref((</text:span>1 Pětr. 5, 4.<text:span text:style-name="T17">))</text:span></text:p>
      <text:p text:style-name="P10"/>
      <text:p text:style-name="P10"/>
      <text:p text:style-name="P3"><text:s/></text:p>
      <text:p text:style-name="Preformatted_20_Text">%----------------------------------- </text:p>
      <text:p text:style-name="Preformatted_20_Text">% https://digital.slub-dresden.de/data/kitodo/BibltojeZ_478590679/BibltojeZ_478590679_tif/jpegs/00001619.tif.large.jpg </text:p>
      <text:p text:style-name="Preformatted_20_Text">%----------------------------------------------------------- </text:p>
      <text:p text:style-name="P10"><text:s/></text:p>
      <text:p text:style-name="P10">9. Čiń, zo by najskerje ke mni přišoł; <text:span text:style-name="T2">ref((</text:span><text:span text:style-name="T18">Š</text:span>t. 21.<text:span text:style-name="T17">))</text:span></text:p>
      <text:p text:style-name="Preformatted_20_Text"/>
      <text:p text:style-name="P10">10. Přetož Demas je mje wopušćił a nětčiši swět lubuje, a je do Tesaloniki ćahnył, Krezzens do Galati<text:span text:style-name="T18">s</text:span>keje, Titus do Dalmati<text:span text:style-name="T18">s</text:span>keje; <text:span text:style-name="T2">ref((</text:span>Kol. 4, 14.<text:span text:style-name="T17">))</text:span></text:p>
      <text:p text:style-name="P10"><text:s/></text:p>
      <text:p text:style-name="Preformatted_20_Text">11. Lukaš je sam lutki pola mje. Marka wzmi k sebi a přiwjedź jeho sobu; přetož wón je mi jara wužitny k słužbje. </text:p>
      <text:p text:style-name="Preformatted_20_Text"/>
      <text:p text:style-name="P10">12. Tychika sym pak do Epheza pósłał. <text:span text:style-name="T2">ref((</text:span>Jap. zk. 20, 4.<text:span text:style-name="T17">))</text:span> </text:p>
      <text:p text:style-name="Preformatted_20_Text"/>
      <text:p text:style-name="Preformatted_20_Text">13. Tón mantl, kotryž w Troadźe pola Karpa sym wostajił, přinjes sobu, hdyž přińdźeš, a te knihi, wosebje pak tón pergament. </text:p>
      <text:p text:style-name="Preformatted_20_Text"/>
      <text:p text:style-name="P10">14. Aleksander, tón kowar, je mi wjele złeho wopokazał; njech jemu tón Knjez zapłaći po jeho skutkach. <text:span text:style-name="T2">ref((</text:span>1 Tim. 1, 20.<text:span text:style-name="T17">))</text:span></text:p>
      <text:p text:style-name="Preformatted_20_Text"/>
      <text:p text:style-name="Preformatted_20_Text">15. Kotrehož so tež ty hladaj; přetož wón je našim słowam so jara přećiwił. </text:p>
      <text:p text:style-name="Preformatted_20_Text"/>
      <text:p text:style-name="P10">16. W mojim prěńšim zamołwjenju žadyn při mni njesteješe, ale wšitcy mje wopušćichu. To jim njebudź přicpěte. <text:span text:style-name="T2">ref((</text:span>Jan. 16, 32.<text:span text:style-name="T17">))</text:span> </text:p>
      <text:p text:style-name="Preformatted_20_Text"/>
      <text:p text:style-name="P10">17. Tón Knjez pak při mni steješe a mje posylnješe, zo by přez mje to prědowanje dopjelnjene było, tak zo bychu wšitcy póhanjo posłuchali. A ja buch wutorhnjeny z klamy teho lawa. <text:span text:style-name="T2">ref((</text:span>Jap. z<text:span text:style-name="T18">k</text:span>. 12, 11.<text:span text:style-name="T17">))</text:span></text:p>
      <text:p text:style-name="P10"><text:s/></text:p>
      <text:p text:style-name="Preformatted_20_Text">18. Tón Knjez budźe mje tež wumóž ze wšeho złeho skutka a mi zbóžnje dopomhać k swojemu njebjeskemu kralestwu; kotremuž budź česć wot wěčnosće k wěčnosći. Hamjeń. </text:p>
      <text:p text:style-name="Preformatted_20_Text"/>
      <text:p text:style-name="P10">19. Rjekń wjele dobreho Prizzy a A<text:span text:style-name="T18">k</text:span>wili a temu Oneziphorowemu domu. <text:span text:style-name="T2">ref((</text:span>St. 1, 16.<text:span text:style-name="T17">))</text:span></text:p>
      <text:p text:style-name="P10"><text:s/></text:p>
      <text:p text:style-name="Preformatted_20_Text">20. Eraztus wosta w Korinće; Trophima pak wostajich choreho w Mileće. </text:p>
      <text:p text:style-name="Preformatted_20_Text"/>
      <text:p text:style-name="P10">21. Hladaj, zo by do zymy ke mni přišoł. Tebi dadźa wjele dobreho powjedźić Eubulus a Pudens a Linus a Klawdia a wšitcy bratřa. <text:span text:style-name="T2">ref((</text:span><text:span text:style-name="T18">Š</text:span>t. 9.<text:span text:style-name="T17">))</text:span></text:p>
      <text:p text:style-name="P10"><text:s/></text:p>
      <text:p text:style-name="P10">22. Tón Knjez Jezus Chrystus budź z twojim duchom! Hnada budź z wami! Hamjeń. <text:span text:style-name="T2">ref((</text:span>Tit. 3, 15.<text:span text:style-name="T17">))</text:span></text:p>
      <text:p text:style-name="P10"/>
      <text:p text:style-name="P10">vertspace(()) Druhi list na Timotheja, prěnjeho postajeneho E<text:span text:style-name="T18">f</text:span>ezi<text:span text:style-name="T18">s</text:span>keho biskopa, pisany z Roma, jako Pawoł k druhemu bu před kejžora Nerona stajeny.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hsb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sb" fo:country="D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107" number:language="hsb" number:country="DE" loext:transliteration-spellout="cardinal" number:transliteration-language="hsb" number:transliteration-country="DE">
      <number:number number:decimal-places="0" number:min-decimal-places="0" number:min-integer-digits="1"/>
    </number:number-style>
    <number:number-style style:name="N10108" number:language="hsb" number:country="DE" loext:transliteration-spellout="capitalize cardinal" number:transliteration-language="hsb" number:transliteration-country="DE">
      <number:number number:decimal-places="0" number:min-decimal-places="0" number:min-integer-digits="1"/>
    </number:number-style>
    <number:number-style style:name="N10109" number:language="hsb" number:country="DE" loext:transliteration-spellout="upper cardinal" number:transliteration-language="hsb" number:transliteration-country="DE">
      <number:number number:decimal-places="0" number:min-decimal-places="0" number:min-integer-digits="1"/>
    </number:number-style>
    <number:number-style style:name="N10110" number:language="hsb" number:country="DE" loext:transliteration-spellout="EUR" number:transliteration-language="hsb" number:transliteration-country="DE">
      <number:number number:decimal-places="0" number:min-decimal-places="0" number:min-integer-digits="1"/>
    </number:number-style>
    <number:number-style style:name="N10111" number:language="hsb" number:country="DE" loext:transliteration-spellout="EUR" number:transliteration-language="hsb" number:transliteration-country="DE">
      <number:number number:decimal-places="2" number:min-decimal-places="2" number:min-integer-digits="1"/>
    </number:number-style>
    <number:number-style style:name="N10112" number:language="hsb" number:country="DE" loext:transliteration-spellout="upper EUR" number:transliteration-language="hsb" number:transliteration-country="DE">
      <number:number number:decimal-places="0" number:min-decimal-places="0" number:min-integer-digits="1"/>
    </number:number-style>
    <number:number-style style:name="N10113" number:language="hsb" number:country="DE" loext:transliteration-spellout="upper EUR" number:transliteration-language="hsb" number:transliteration-country="DE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0.3$Windows_X86_64 LibreOffice_project/620$Build-3</meta:generator>
    <dc:date>2026-03-03T20:11:39.025439800</dc:date>
    <meta:editing-duration>PT46M29S</meta:editing-duration>
    <meta:editing-cycles>12</meta:editing-cycles>
    <meta:document-statistic meta:table-count="0" meta:image-count="0" meta:object-count="0" meta:page-count="8" meta:paragraph-count="143" meta:word-count="2036" meta:character-count="12975" meta:non-whitespace-character-count="10972"/>
  </office:meta>
</office:document-meta>
</file>